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3b876" officeooo:paragraph-rsid="0003b876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DOM GRAPH VS PCN CLUSTERING COEFF DISTRIBUTION</text:p>
      <text:p text:style-name="P1"/>
      <text:p text:style-name="P1">Note:Since this is the second method to generate random graphs where degree sequence is same, the degree distribution remains the same for the protein graph and the random graph</text:p>
      <text:p text:style-name="P1"/>
      <text:p text:style-name="P1">PDB USED – 1RRF.PDB</text:p>
      <text:p text:style-name="P1"/>
      <text:p text:style-name="P1"/>
      <text:p text:style-name="P1">DEGREE<text:tab/><text:tab/>CLUSTERING COEFF DISTR</text:p>
      <text:p text:style-name="P1"></text:p>
      <text:p text:style-name="P1"></text:p>
      <text:p text:style-name="P1">2<text:tab/><text:tab/>1.0</text:p>
      <text:p text:style-name="P1">3<text:tab/><text:tab/>0.666666666667</text:p>
      <text:p text:style-name="P1">4<text:tab/><text:tab/>0.607843137255</text:p>
      <text:p text:style-name="P1">5<text:tab/><text:tab/>0.388372093023</text:p>
      <text:p text:style-name="P1">6<text:tab/><text:tab/>0.194791666667</text:p>
      <text:p text:style-name="P1">7<text:tab/><text:tab/>0.185916919959</text:p>
      <text:p text:style-name="P1">8<text:tab/><text:tab/>0.093045112782</text:p>
      <text:p text:style-name="P1">9<text:tab/><text:tab/>0.0948748043818</text:p>
      <text:p text:style-name="P1">10<text:tab/><text:tab/>0.0558963871847</text:p>
      <text:p text:style-name="P1">11<text:tab/><text:tab/>0.0220930232558</text:p>
      <text:p text:style-name="P1">12<text:tab/><text:tab/>0.0</text:p>
      <text:p text:style-name="P1">13<text:tab/><text:tab/>0.00695970695971</text:p>
      <text:p text:style-name="P1">14<text:tab/><text:tab/>0.0</text:p>
      <text:p text:style-name="P1">15<text:tab/><text:tab/>0.0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7:34:40.675578420</meta:creation-date>
    <dc:date>2016-06-23T17:37:38.669051312</dc:date>
    <meta:editing-duration>P0D</meta:editing-duration>
    <meta:editing-cycles>1</meta:editing-cycles>
    <meta:document-statistic meta:table-count="0" meta:image-count="0" meta:object-count="0" meta:page-count="1" meta:paragraph-count="20" meta:word-count="71" meta:character-count="497" meta:non-whitespace-character-count="411"/>
    <meta:generator>LibreOffice/4.2.8.2$Linux_X86_64 LibreOffice_project/420m0$Build-2</meta:generator>
  </office:meta>
</office:document-meta>
</file>